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style:line-height-at-least="0.397cm" fo:text-align="start" style:justify-single-word="false" fo:widows="1"/>
      <style:text-properties officeooo:rsid="0000ab42" officeooo:paragraph-rsid="0000ab42"/>
    </style:style>
    <style:style style:name="P2" style:family="paragraph" style:parent-style-name="Standard" style:list-style-name="L1">
      <style:paragraph-properties style:line-height-at-least="0.397cm" fo:text-align="start" style:justify-single-word="false" fo:widows="1"/>
      <style:text-properties fo:color="#000000" style:font-name="Arial" fo:font-size="12pt" fo:language="pt" fo:country="BR" officeooo:paragraph-rsid="0000ab42" style:font-size-asian="12pt" style:font-size-complex="12pt"/>
    </style:style>
    <style:style style:name="P3" style:family="paragraph" style:parent-style-name="Standard">
      <style:paragraph-properties style:line-height-at-least="0.397cm" fo:text-align="start" style:justify-single-word="false" fo:widows="1"/>
      <style:text-properties fo:color="#000000" style:font-name="Arial" fo:font-size="12pt" fo:language="pt" fo:country="BR" officeooo:paragraph-rsid="0000ab42" style:font-size-asian="12pt" style:font-size-complex="12pt"/>
    </style:style>
    <style:style style:name="P4" style:family="paragraph" style:parent-style-name="Standard" style:list-style-name="L1">
      <style:paragraph-properties style:line-height-at-least="0.397cm" fo:text-align="start" style:justify-single-word="false" fo:widows="1"/>
      <style:text-properties fo:color="#000000" style:font-name="Arial" fo:font-size="12pt" fo:language="pt" fo:country="BR" officeooo:rsid="0000ab42" officeooo:paragraph-rsid="0000ab42" style:font-size-asian="12pt" style:font-size-complex="12pt"/>
    </style:style>
    <style:style style:name="P5" style:family="paragraph" style:parent-style-name="Standard" style:list-style-name="L1">
      <style:paragraph-properties style:line-height-at-least="0.397cm" fo:text-align="start" style:justify-single-word="false" fo:widows="1"/>
      <style:text-properties style:font-name="Arial" fo:font-size="12pt" officeooo:rsid="0000ab42" officeooo:paragraph-rsid="0000ab42" style:font-size-asian="12pt" style:font-size-complex="12pt"/>
    </style:style>
    <style:style style:name="P6" style:family="paragraph" style:parent-style-name="Standard" style:list-style-name="L1">
      <style:paragraph-properties style:line-height-at-least="0.397cm" fo:text-align="start" style:justify-single-word="false" fo:widows="1"/>
      <style:text-properties officeooo:paragraph-rsid="0000ab42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000000" style:font-name="Arial" fo:font-size="12pt" fo:letter-spacing="normal" fo:language="pt" fo:country="BR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Arial" fo:font-size="12pt" fo:letter-spacing="normal" fo:language="en" fo:country="US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fo:letter-spacing="normal" fo:language="pt" fo:country="BR" fo:font-style="normal" fo:font-weight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letter-spacing="normal" fo:language="pt" fo:country="BR" fo:font-style="normal" style:text-underline-style="none" fo:font-weight="normal" style:text-blinking="false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letter-spacing="normal" fo:language="pt" fo:country="BR" fo:font-style="normal" style:text-underline-style="none" fo:font-weight="normal" officeooo:rsid="0000ab42" style:text-blinking="false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letter-spacing="normal" fo:language="pt" fo:country="BR" fo:font-style="normal" style:text-underline-style="none" fo:font-weight="normal" style:text-blinking="false"/>
    </style:style>
    <style:style style:name="T9" style:family="text">
      <style:text-properties fo:color="#000000" style:font-name="Arial" fo:font-size="12pt" fo:language="pt" fo:country="BR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13016978826506368" text:style-name="L1">
        <text:list-item>
          <text:p text:style-name="P1"><text:span text:style-name="T3">Simulador de diversas estruturas e algoritmos, como AVL, AVP:</text:span></text:p>
          <text:list>
            <text:list-item>
              <text:p text:style-name="P1"><text:a xlink:type="simple" xlink:href="https://www.cs.usfca.edu/~galles/visualization/Algorithms.html" text:style-name="Internet_20_link" text:visited-style-name="Visited_20_Internet_20_Link"><text:span text:style-name="T3">h</text:span></text:a><text:a xlink:type="simple" xlink:href="https://www.cs.usfca.edu/~galles/visualization/Algorithms.html" text:style-name="Internet_20_link" text:visited-style-name="Visited_20_Internet_20_Link"><text:span text:style-name="T4">ttps://www.cs.usfca.edu/~galles/visualization/Algorithms.html</text:span></text:a><text:span text:style-name="T3">.</text:span></text:p>
            </text:list-item>
          </text:list>
        </text:list-item>
      </text:list>
      <text:p text:style-name="P3"><text:span text:style-name="T1"/></text:p>
      <text:list xml:id="list170319832273017" text:continue-numbering="true" text:style-name="L1">
        <text:list-item>
          <text:p text:style-name="P5"><text:span text:style-name="T5">Wiki de algoritmos:</text:span></text:p>
          <text:list>
            <text:list-item>
              <text:p text:style-name="P5"><text:a xlink:type="simple" xlink:href="http://rosettacode.org/" text:style-name="Internet_20_link" text:visited-style-name="Visited_20_Internet_20_Link">http://rosettacode.org/</text:a><text:span text:style-name="T5"> ;</text:span></text:p>
            </text:list-item>
          </text:list>
          <text:p text:style-name="P6"><text:span text:style-name="T3"/></text:p>
        </text:list-item>
        <text:list-item>
          <text:p text:style-name="P6"><text:span text:style-name="T3">Rotação de AVL:</text:span></text:p>
          <text:list>
            <text:list-item>
              <text:p text:style-name="P6"><text:a xlink:type="simple" xlink:href="http://www.qmatica.com/DataStructures/Trees/AVL/AVLTree.html" text:style-name="Internet_20_link" text:visited-style-name="Visited_20_Internet_20_Link">http://www.qmatica.com/DataStructures/Trees/AVL/AVLTree.html</text:a><text:span text:style-name="T6"> </text:span></text:p>
            </text:list-item>
          </text:list>
          <text:p text:style-name="P6"><text:span text:style-name="T6"/></text:p>
        </text:list-item>
        <text:list-item>
          <text:p text:style-name="P6"><text:span text:style-name="T3">Conceitos básicos de Grafos:</text:span></text:p>
          <text:list>
            <text:list-item>
              <text:p text:style-name="P6"><text:a xlink:type="simple" xlink:href="http://www.inf.ufsc.br/grafos/definicoes/definicao.html" text:style-name="Internet_20_link" text:visited-style-name="Visited_20_Internet_20_Link">http://www.inf.ufsc.br/grafos/definicoes/definicao.html</text:a><text:span text:style-name="T6">.</text:span></text:p>
            </text:list-item>
          </text:list>
          <text:p text:style-name="P6"><text:span text:style-name="T3"/></text:p>
        </text:list-item>
        <text:list-item>
          <text:p text:style-name="P6"><text:span text:style-name="T3">Árvores Binárias:</text:span></text:p>
          <text:list>
            <text:list-item>
              <text:p text:style-name="P6"><text:a xlink:type="simple" xlink:href="http://www.ime.usp.br/~pf/algoritmos/aulas/bint.html" text:style-name="Internet_20_link" text:visited-style-name="Visited_20_Internet_20_Link">http://www.ime.usp.br/~pf/algoritmos/aulas/bint.html</text:a><text:span text:style-name="T6">.</text:span></text:p>
            </text:list-item>
          </text:list>
          <text:p text:style-name="P6"><text:span text:style-name="T3"/></text:p>
        </text:list-item>
        <text:list-item>
          <text:p text:style-name="P6"><text:span text:style-name="T3">Árvores Binárias de Busca:</text:span></text:p>
          <text:list>
            <text:list-item>
              <text:p text:style-name="P6"><text:a xlink:type="simple" xlink:href="http://www.ime.usp.br/~pf/algoritmos/aulas/binst.html" text:style-name="Internet_20_link" text:visited-style-name="Visited_20_Internet_20_Link">http://www.ime.usp.br/~pf/algoritmos/aulas/binst.html</text:a><text:span text:style-name="T6"> </text:span></text:p>
            </text:list-item>
          </text:list>
          <text:p text:style-name="P4"><text:span text:style-name="T2"/></text:p>
        </text:list-item>
        <text:list-item>
          <text:p text:style-name="P4"><text:span text:style-name="T2">Sites com problemas para treinamento:</text:span></text:p>
          <text:list>
            <text:list-item>
              <text:p text:style-name="P5"><text:a xlink:type="simple" xlink:href="https://projecteuler.net/" text:style-name="Internet_20_link" text:visited-style-name="Visited_20_Internet_20_Link">https://projecteuler.net/</text:a><text:span text:style-name="T8">;</text:span></text:p>
            </text:list-item>
            <text:list-item>
              <text:p text:style-name="P5"><text:a xlink:type="simple" xlink:href="https://www.urionlinejudge.com.br/judge/login" text:style-name="Internet_20_link" text:visited-style-name="Visited_20_Internet_20_Link">https://www.urionlinejudge.com.br/judge/login</text:a><text:span text:style-name="T8">;</text:span></text:p>
            </text:list-item>
            <text:list-item>
              <text:p text:style-name="P5"><text:a xlink:type="simple" xlink:href="http://codeforces.com/" text:style-name="Internet_20_link" text:visited-style-name="Visited_20_Internet_20_Link">http://codeforces.com/</text:a><text:span text:style-name="T8">;</text:span></text:p>
            </text:list-item>
            <text:list-item>
              <text:p text:style-name="P5"><text:a xlink:type="simple" xlink:href="https://uva.onlinejudge.org/" text:style-name="Internet_20_link" text:visited-style-name="Visited_20_Internet_20_Link">https://uva.onlinejudge.org/</text:a><text:span text:style-name="T8">;</text:span></text:p>
            </text:list-item>
            <text:list-item>
              <text:p text:style-name="P4"><text:a xlink:type="simple" xlink:href="https://www.codingame.com/" text:style-name="Internet_20_link" text:visited-style-name="Visited_20_Internet_20_Link">https://www.codingame.com/</text:a><text:span text:style-name="T2">.</text:span></text:p>
            </text:list-item>
          </text:list>
          <text:p text:style-name="P4"><text:span text:style-name="T2"/></text:p>
        </text:list-item>
        <text:list-item>
          <text:p text:style-name="P6"><text:span text:style-name="T3">Algoritmos de Ordenação:</text:span></text:p>
          <text:list>
            <text:list-item>
              <text:p text:style-name="P6"><text:a xlink:type="simple" xlink:href="http://www.bluffton.edu/~nesterd/java/SortingDemo.html" text:style-name="Internet_20_link" text:visited-style-name="Visited_20_Internet_20_Link">http://www.bluffton.edu/~nesterd/java/SortingDemo.html</text:a><text:span text:style-name="T6">;</text:span></text:p>
            </text:list-item>
            <text:list-item>
              <text:p text:style-name="P6"><text:a xlink:type="simple" xlink:href="http://www.sorting-algorithms.com/" text:style-name="Internet_20_link" text:visited-style-name="Visited_20_Internet_20_Link">http://www.sorting-algorithms.com/</text:a><text:span text:style-name="T7">.</text:span></text:p>
            </text:list-item>
          </text:list>
          <text:p text:style-name="P2"/>
        </text:list-item>
        <text:list-item>
          <text:p text:style-name="P1"><text:span text:style-name="T9">Repositório da UFF: listas de exercícios e livros, não apenas de Estruturas de Dados, mas todas as disciplinas do curso:</text:span></text:p>
          <text:list>
            <text:list-item>
              <text:p text:style-name="P1"><text:a xlink:type="simple" xlink:href="https://drive.google.com/folderview?id=0B50lCvPayirmfjJIOTJ2bTljRjdIMEJmTDdmcnRrOGxpZ0x3c1htcUpiMmxPejYyczZha3M&amp;usp=sharing" text:style-name="Internet_20_link" text:visited-style-name="Visited_20_Internet_20_Link">https://drive.google.com/folderview?id=0B50lCvPayirmfjJIOTJ2bTljRjdIMEJmTDdmcnRrOGxpZ0x3c1htcUpiMmxPejYyczZha3M&amp;usp=sharing</text:a><text:span text:style-name="T9">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6:48:00.308000000</meta:creation-date>
    <dc:date>2015-11-25T17:03:19.260000000</dc:date>
    <meta:editing-duration>PT15M18S</meta:editing-duration>
    <meta:editing-cycles>2</meta:editing-cycles>
    <meta:generator>LibreOffice/5.0.2.2$Windows_X86_64 LibreOffice_project/37b43f919e4de5eeaca9b9755ed688758a8251fe</meta:generator>
    <meta:document-statistic meta:table-count="0" meta:image-count="0" meta:object-count="0" meta:page-count="1" meta:paragraph-count="30" meta:word-count="98" meta:character-count="1054" meta:non-whitespace-character-count="1006"/>
  </office:meta>
</office:document-meta>
</file>